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5e4" officeooo:paragraph-rsid="000955e4"/>
    </style:style>
    <style:style style:name="P2" style:family="paragraph" style:parent-style-name="Standard">
      <style:text-properties officeooo:rsid="000ba316" officeooo:paragraph-rsid="000ba316"/>
    </style:style>
    <style:style style:name="P3" style:family="paragraph" style:parent-style-name="Standard">
      <style:text-properties officeooo:rsid="000bfa50" officeooo:paragraph-rsid="000bfa50"/>
    </style:style>
    <style:style style:name="P4" style:family="paragraph" style:parent-style-name="Standard">
      <style:text-properties officeooo:rsid="000dcedc" officeooo:paragraph-rsid="000dcedc"/>
    </style:style>
    <style:style style:name="P5" style:family="paragraph" style:parent-style-name="Standard">
      <style:text-properties officeooo:rsid="000f5919" officeooo:paragraph-rsid="000f5919"/>
    </style:style>
    <style:style style:name="P6" style:family="paragraph" style:parent-style-name="Standard">
      <style:text-properties officeooo:paragraph-rsid="000955e4"/>
    </style:style>
    <style:style style:name="P7" style:family="paragraph" style:parent-style-name="Standard">
      <style:text-properties officeooo:rsid="00122aaf" officeooo:paragraph-rsid="00122aaf"/>
    </style:style>
    <style:style style:name="P8" style:family="paragraph" style:parent-style-name="Standard">
      <style:text-properties officeooo:paragraph-rsid="00122aaf"/>
    </style:style>
    <style:style style:name="P9" style:family="paragraph" style:parent-style-name="Standard">
      <style:text-properties officeooo:paragraph-rsid="001543e5"/>
    </style:style>
    <style:style style:name="P10" style:family="paragraph" style:parent-style-name="Standard">
      <style:text-properties officeooo:rsid="001543e5" officeooo:paragraph-rsid="001543e5"/>
    </style:style>
    <style:style style:name="P11" style:family="paragraph" style:parent-style-name="Standard">
      <style:text-properties officeooo:paragraph-rsid="0016c148"/>
    </style:style>
    <style:style style:name="P12" style:family="paragraph" style:parent-style-name="Standard">
      <style:text-properties officeooo:rsid="001c7a5d" officeooo:paragraph-rsid="001c7a5d"/>
    </style:style>
    <style:style style:name="P13" style:family="paragraph" style:parent-style-name="Standard">
      <style:text-properties officeooo:rsid="0020e301" officeooo:paragraph-rsid="0020e301"/>
    </style:style>
    <style:style style:name="P14" style:family="paragraph" style:parent-style-name="Standard">
      <style:text-properties officeooo:rsid="0026a45a" officeooo:paragraph-rsid="0026a45a"/>
    </style:style>
    <style:style style:name="P15" style:family="paragraph" style:parent-style-name="Standard">
      <style:text-properties officeooo:paragraph-rsid="002393b7"/>
    </style:style>
    <style:style style:name="P16" style:family="paragraph" style:parent-style-name="Standard">
      <style:text-properties officeooo:paragraph-rsid="0026c501"/>
    </style:style>
    <style:style style:name="P17" style:family="paragraph" style:parent-style-name="Standard">
      <style:text-properties officeooo:rsid="0029e97f" officeooo:paragraph-rsid="0029e97f"/>
    </style:style>
    <style:style style:name="P18" style:family="paragraph" style:parent-style-name="Standard">
      <style:text-properties officeooo:rsid="002e8512" officeooo:paragraph-rsid="002e8512"/>
    </style:style>
    <style:style style:name="P19" style:family="paragraph" style:parent-style-name="Standard">
      <style:text-properties officeooo:rsid="0034ed8d" officeooo:paragraph-rsid="0034ed8d"/>
    </style:style>
    <style:style style:name="P20" style:family="paragraph" style:parent-style-name="Standard">
      <style:text-properties officeooo:rsid="0035e63c" officeooo:paragraph-rsid="0035e63c"/>
    </style:style>
    <style:style style:name="P21" style:family="paragraph" style:parent-style-name="Standard">
      <style:text-properties officeooo:rsid="004517c5" officeooo:paragraph-rsid="004517c5"/>
    </style:style>
    <style:style style:name="P22" style:family="paragraph" style:parent-style-name="Standard">
      <style:text-properties officeooo:rsid="004c467e" officeooo:paragraph-rsid="004c467e"/>
    </style:style>
    <style:style style:name="P23" style:family="paragraph" style:parent-style-name="Standard">
      <style:text-properties officeooo:rsid="004d866d" officeooo:paragraph-rsid="004d866d"/>
    </style:style>
    <style:style style:name="P24" style:family="paragraph" style:parent-style-name="Standard">
      <style:text-properties officeooo:rsid="004e8c17" officeooo:paragraph-rsid="004e8c17"/>
    </style:style>
    <style:style style:name="P25" style:family="paragraph" style:parent-style-name="Standard">
      <style:text-properties officeooo:rsid="005130c9" officeooo:paragraph-rsid="005130c9"/>
    </style:style>
    <style:style style:name="P26" style:family="paragraph" style:parent-style-name="Standard">
      <style:text-properties officeooo:rsid="0051ed1d" officeooo:paragraph-rsid="0051ed1d"/>
    </style:style>
    <style:style style:name="P27" style:family="paragraph" style:parent-style-name="Standard">
      <style:text-properties officeooo:rsid="0054317d" officeooo:paragraph-rsid="0054317d"/>
    </style:style>
    <style:style style:name="P28" style:family="paragraph" style:parent-style-name="Standard">
      <style:text-properties officeooo:rsid="005571f5" officeooo:paragraph-rsid="005571f5"/>
    </style:style>
    <style:style style:name="P29" style:family="paragraph" style:parent-style-name="Standard">
      <style:text-properties officeooo:paragraph-rsid="0059f57f"/>
    </style:style>
    <style:style style:name="P30" style:family="paragraph" style:parent-style-name="Standard">
      <style:text-properties officeooo:rsid="005dc1b4" officeooo:paragraph-rsid="005dc1b4"/>
    </style:style>
    <style:style style:name="P31" style:family="paragraph" style:parent-style-name="Standard">
      <style:text-properties officeooo:rsid="006067ab" officeooo:paragraph-rsid="006067ab"/>
    </style:style>
    <style:style style:name="P32" style:family="paragraph" style:parent-style-name="Standard">
      <style:text-properties officeooo:rsid="0060a2c8" officeooo:paragraph-rsid="0060a2c8"/>
    </style:style>
    <style:style style:name="P33" style:family="paragraph" style:parent-style-name="Standard">
      <style:text-properties officeooo:rsid="006af5d6" officeooo:paragraph-rsid="006af5d6"/>
    </style:style>
    <style:style style:name="P34" style:family="paragraph" style:parent-style-name="Text_20_body">
      <style:text-properties officeooo:rsid="001f2995" officeooo:paragraph-rsid="001f2995"/>
    </style:style>
    <style:style style:name="P35" style:family="paragraph" style:parent-style-name="Text_20_body">
      <style:text-properties officeooo:rsid="001fceba" officeooo:paragraph-rsid="001fceba"/>
    </style:style>
    <style:style style:name="P36" style:family="paragraph" style:parent-style-name="Heading_20_2">
      <style:text-properties style:font-name="Liberation Sans" fo:font-size="16.1000003814697pt" fo:font-weight="bold" officeooo:rsid="004d866d" officeooo:paragraph-rsid="004d866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" style:family="paragraph" style:parent-style-name="Heading_20_2">
      <style:text-properties style:font-name="Liberation Sans" fo:font-size="16.1000003814697pt" fo:font-weight="bold" officeooo:rsid="006067ab" officeooo:paragraph-rsid="006067a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Heading_20_2">
      <style:text-properties style:font-name="Liberation Sans" fo:font-size="16.1000003814697pt" fo:font-weight="bold" officeooo:rsid="0062309e" officeooo:paragraph-rsid="0062309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9" style:family="paragraph" style:parent-style-name="Heading_20_2">
      <style:text-properties style:font-name="Liberation Sans" fo:font-size="16.1000003814697pt" fo:font-weight="bold" officeooo:rsid="0035e63c" officeooo:paragraph-rsid="0035e63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0" style:family="paragraph" style:parent-style-name="Heading_20_2">
      <style:text-properties style:font-name="Liberation Sans" fo:font-size="16.1000003814697pt" fo:font-weight="bold" officeooo:rsid="003bcf90" officeooo:paragraph-rsid="003bcf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1" style:family="paragraph" style:parent-style-name="Heading_20_2">
      <style:text-properties style:font-name="Liberation Sans" fo:font-size="16.1000003814697pt" fo:font-weight="bold" officeooo:rsid="0083ad53" officeooo:paragraph-rsid="008565c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2" style:family="paragraph" style:parent-style-name="Heading_20_2">
      <style:text-properties style:font-name="Liberation Sans" fo:font-size="16.1000003814697pt" fo:font-weight="bold" officeooo:rsid="00872d98" officeooo:paragraph-rsid="00872d9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3" style:family="paragraph" style:parent-style-name="Heading_20_2">
      <style:text-properties style:font-name="Liberation Sans" fo:font-size="16.1000003814697pt" fo:font-weight="bold" officeooo:rsid="0076de59" officeooo:paragraph-rsid="0076de5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4" style:family="paragraph" style:parent-style-name="Heading_20_2">
      <style:text-properties officeooo:rsid="001fceba" officeooo:paragraph-rsid="001fceba"/>
    </style:style>
    <style:style style:name="P45" style:family="paragraph" style:parent-style-name="Standard" style:list-style-name="L1">
      <style:text-properties officeooo:rsid="004517c5" officeooo:paragraph-rsid="00406c82"/>
    </style:style>
    <style:style style:name="P46" style:family="paragraph" style:parent-style-name="Standard" style:list-style-name="L1">
      <style:text-properties officeooo:rsid="00406c82" officeooo:paragraph-rsid="00406c82"/>
    </style:style>
    <style:style style:name="P47" style:family="paragraph" style:parent-style-name="Standard" style:list-style-name="L1">
      <style:text-properties officeooo:rsid="003cd843" officeooo:paragraph-rsid="003cd843"/>
    </style:style>
    <style:style style:name="P48" style:family="paragraph" style:parent-style-name="Standard" style:list-style-name="L1">
      <style:text-properties officeooo:rsid="003e24e7" officeooo:paragraph-rsid="003e24e7"/>
    </style:style>
    <style:style style:name="P49" style:family="paragraph" style:parent-style-name="Standard" style:list-style-name="L1">
      <style:text-properties officeooo:rsid="0048ceae" officeooo:paragraph-rsid="0048ceae"/>
    </style:style>
    <style:style style:name="P50" style:family="paragraph" style:parent-style-name="Standard" style:list-style-name="L1">
      <style:text-properties officeooo:rsid="003ecc43" officeooo:paragraph-rsid="003ecc43"/>
    </style:style>
    <style:style style:name="P51" style:family="paragraph" style:parent-style-name="Standard" style:list-style-name="L1">
      <style:text-properties officeooo:rsid="004abc42" officeooo:paragraph-rsid="004abc42"/>
    </style:style>
    <style:style style:name="P52" style:family="paragraph" style:parent-style-name="Standard" style:list-style-name="L1">
      <style:text-properties officeooo:rsid="004b3d05" officeooo:paragraph-rsid="004b3d05"/>
    </style:style>
    <style:style style:name="P53" style:family="paragraph" style:parent-style-name="Standard" style:list-style-name="L1">
      <style:text-properties officeooo:rsid="004c467e" officeooo:paragraph-rsid="004c467e"/>
    </style:style>
    <style:style style:name="P54" style:family="paragraph" style:parent-style-name="Standard">
      <style:text-properties officeooo:rsid="004c467e" officeooo:paragraph-rsid="004c467e"/>
    </style:style>
    <style:style style:name="P55" style:family="paragraph" style:parent-style-name="Standard" style:list-style-name="L1">
      <style:text-properties officeooo:rsid="004d2e06" officeooo:paragraph-rsid="004d2e06"/>
    </style:style>
    <style:style style:name="P56" style:family="paragraph" style:parent-style-name="Standard">
      <style:text-properties officeooo:rsid="0048033e" officeooo:paragraph-rsid="0048033e"/>
    </style:style>
    <style:style style:name="P57" style:family="paragraph" style:parent-style-name="Standard">
      <style:text-properties officeooo:rsid="00767998" officeooo:paragraph-rsid="00767998"/>
    </style:style>
    <style:style style:name="P58" style:family="paragraph" style:parent-style-name="Standard">
      <style:text-properties officeooo:rsid="0050426a" officeooo:paragraph-rsid="0050426a"/>
    </style:style>
    <style:style style:name="P59" style:family="paragraph" style:parent-style-name="Standard">
      <style:text-properties officeooo:rsid="0076de59" officeooo:paragraph-rsid="0076de59"/>
    </style:style>
    <style:style style:name="P60" style:family="paragraph" style:parent-style-name="Standard">
      <style:text-properties officeooo:rsid="0078f645" officeooo:paragraph-rsid="0078f645"/>
    </style:style>
    <style:style style:name="P61" style:family="paragraph" style:parent-style-name="Standard">
      <style:text-properties officeooo:rsid="00583d96" officeooo:paragraph-rsid="00583d96"/>
    </style:style>
    <style:style style:name="P62" style:family="paragraph" style:parent-style-name="Standard">
      <style:text-properties officeooo:paragraph-rsid="00804db8"/>
    </style:style>
    <style:style style:name="P63" style:family="paragraph" style:parent-style-name="Standard">
      <style:text-properties officeooo:paragraph-rsid="004c467e"/>
    </style:style>
    <style:style style:name="P64" style:family="paragraph" style:parent-style-name="Standard">
      <style:text-properties officeooo:paragraph-rsid="0088c549"/>
    </style:style>
    <style:style style:name="T1" style:family="text">
      <style:text-properties officeooo:rsid="00064dc5"/>
    </style:style>
    <style:style style:name="T2" style:family="text">
      <style:text-properties officeooo:rsid="000955e4"/>
    </style:style>
    <style:style style:name="T3" style:family="text">
      <style:text-properties officeooo:rsid="00098d8d"/>
    </style:style>
    <style:style style:name="T4" style:family="text">
      <style:text-properties officeooo:rsid="000ab91e"/>
    </style:style>
    <style:style style:name="T5" style:family="text">
      <style:text-properties officeooo:rsid="000ac17b"/>
    </style:style>
    <style:style style:name="T6" style:family="text">
      <style:text-properties officeooo:rsid="000bfa50"/>
    </style:style>
    <style:style style:name="T7" style:family="text">
      <style:text-properties officeooo:rsid="000cafc3"/>
    </style:style>
    <style:style style:name="T8" style:family="text">
      <style:text-properties officeooo:rsid="000d1e42"/>
    </style:style>
    <style:style style:name="T9" style:family="text">
      <style:text-properties officeooo:rsid="00103dfa"/>
    </style:style>
    <style:style style:name="T10" style:family="text">
      <style:text-properties officeooo:rsid="00122aaf"/>
    </style:style>
    <style:style style:name="T11" style:family="text">
      <style:text-properties officeooo:rsid="00132ace"/>
    </style:style>
    <style:style style:name="T12" style:family="text">
      <style:text-properties officeooo:rsid="00145ffe"/>
    </style:style>
    <style:style style:name="T13" style:family="text">
      <style:text-properties officeooo:rsid="001543e5"/>
    </style:style>
    <style:style style:name="T14" style:family="text">
      <style:text-properties officeooo:rsid="00162b55"/>
    </style:style>
    <style:style style:name="T15" style:family="text">
      <style:text-properties officeooo:rsid="0016c148"/>
    </style:style>
    <style:style style:name="T16" style:family="text">
      <style:text-properties officeooo:rsid="00187bd3"/>
    </style:style>
    <style:style style:name="T17" style:family="text">
      <style:text-properties officeooo:rsid="001a09e6"/>
    </style:style>
    <style:style style:name="T18" style:family="text">
      <style:text-properties officeooo:rsid="001ad916"/>
    </style:style>
    <style:style style:name="T19" style:family="text">
      <style:text-properties officeooo:rsid="001b0b00"/>
    </style:style>
    <style:style style:name="T20" style:family="text">
      <style:text-properties officeooo:rsid="001d1dad"/>
    </style:style>
    <style:style style:name="T21" style:family="text">
      <style:text-properties officeooo:rsid="001f84d3"/>
    </style:style>
    <style:style style:name="T22" style:family="text">
      <style:text-properties officeooo:rsid="00204e97"/>
    </style:style>
    <style:style style:name="T23" style:family="text">
      <style:text-properties officeooo:rsid="00222c95"/>
    </style:style>
    <style:style style:name="T24" style:family="text">
      <style:text-properties officeooo:rsid="002393b7"/>
    </style:style>
    <style:style style:name="T25" style:family="text">
      <style:text-properties officeooo:rsid="00280287" fo:background-color="#ffff00" loext:char-shading-value="0"/>
    </style:style>
    <style:style style:name="T26" style:family="text">
      <style:text-properties officeooo:rsid="002393b7" fo:background-color="#ffff00" loext:char-shading-value="0"/>
    </style:style>
    <style:style style:name="T27" style:family="text">
      <style:text-properties officeooo:rsid="00287cd6" fo:background-color="#ffff00" loext:char-shading-value="0"/>
    </style:style>
    <style:style style:name="T28" style:family="text">
      <style:text-properties officeooo:rsid="0026c501"/>
    </style:style>
    <style:style style:name="T29" style:family="text">
      <style:text-properties officeooo:rsid="0027203b"/>
    </style:style>
    <style:style style:name="T30" style:family="text">
      <style:text-properties officeooo:rsid="00295095"/>
    </style:style>
    <style:style style:name="T31" style:family="text">
      <style:text-properties officeooo:rsid="002a9bc8"/>
    </style:style>
    <style:style style:name="T32" style:family="text">
      <style:text-properties officeooo:rsid="002c6f93"/>
    </style:style>
    <style:style style:name="T33" style:family="text">
      <style:text-properties officeooo:rsid="003072b0"/>
    </style:style>
    <style:style style:name="T34" style:family="text">
      <style:text-properties officeooo:rsid="00343bec"/>
    </style:style>
    <style:style style:name="T35" style:family="text">
      <style:text-properties officeooo:rsid="00360304"/>
    </style:style>
    <style:style style:name="T36" style:family="text">
      <style:text-properties officeooo:rsid="003980b0"/>
    </style:style>
    <style:style style:name="T37" style:family="text">
      <style:text-properties officeooo:rsid="0039b057"/>
    </style:style>
    <style:style style:name="T38" style:family="text">
      <style:text-properties officeooo:rsid="003aa106"/>
    </style:style>
    <style:style style:name="T39" style:family="text">
      <style:text-properties officeooo:rsid="003ad968"/>
    </style:style>
    <style:style style:name="T40" style:family="text">
      <style:text-properties officeooo:rsid="003b8489"/>
    </style:style>
    <style:style style:name="T41" style:family="text">
      <style:text-properties officeooo:rsid="00406c82"/>
    </style:style>
    <style:style style:name="T42" style:family="text">
      <style:text-properties officeooo:rsid="0040fa9f"/>
    </style:style>
    <style:style style:name="T43" style:family="text">
      <style:text-properties officeooo:rsid="004185cb"/>
    </style:style>
    <style:style style:name="T44" style:family="text">
      <style:text-properties officeooo:rsid="00437572"/>
    </style:style>
    <style:style style:name="T45" style:family="text">
      <style:text-properties officeooo:rsid="00469d72"/>
    </style:style>
    <style:style style:name="T46" style:family="text">
      <style:text-properties officeooo:rsid="004d2e06"/>
    </style:style>
    <style:style style:name="T47" style:family="text">
      <style:text-properties officeooo:rsid="004d866d"/>
    </style:style>
    <style:style style:name="T48" style:family="text">
      <style:text-properties officeooo:rsid="0056b7d9"/>
    </style:style>
    <style:style style:name="T49" style:family="text">
      <style:text-properties officeooo:rsid="00583d96"/>
    </style:style>
    <style:style style:name="T50" style:family="text">
      <style:text-properties officeooo:rsid="0058530b"/>
    </style:style>
    <style:style style:name="T51" style:family="text">
      <style:text-properties officeooo:rsid="0059f57f"/>
    </style:style>
    <style:style style:name="T52" style:family="text">
      <style:text-properties officeooo:rsid="005acfc8"/>
    </style:style>
    <style:style style:name="T53" style:family="text">
      <style:text-properties officeooo:rsid="005b07ce"/>
    </style:style>
    <style:style style:name="T54" style:family="text">
      <style:text-properties officeooo:rsid="005b5fb7"/>
    </style:style>
    <style:style style:name="T55" style:family="text">
      <style:text-properties officeooo:rsid="005ba173"/>
    </style:style>
    <style:style style:name="T56" style:family="text">
      <style:text-properties officeooo:rsid="0060a487"/>
    </style:style>
    <style:style style:name="T57" style:family="text">
      <style:text-properties officeooo:rsid="00657aca"/>
    </style:style>
    <style:style style:name="T58" style:family="text">
      <style:text-properties officeooo:rsid="0066f3d7"/>
    </style:style>
    <style:style style:name="T59" style:family="text">
      <style:text-properties officeooo:rsid="00701015"/>
    </style:style>
    <style:style style:name="T60" style:family="text">
      <style:text-properties officeooo:rsid="00732d20"/>
    </style:style>
    <style:style style:name="T61" style:family="text">
      <style:text-properties officeooo:rsid="0075050f"/>
    </style:style>
    <style:style style:name="T62" style:family="text">
      <style:text-properties style:font-name="Liberation Sans" fo:font-size="16.1000003814697pt" fo:font-weight="bold" officeooo:rsid="0083ad5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officeooo:rsid="00778d12"/>
    </style:style>
    <style:style style:name="T64" style:family="text">
      <style:text-properties officeooo:rsid="007ba434"/>
    </style:style>
    <style:style style:name="T65" style:family="text">
      <style:text-properties officeooo:rsid="007ca6a3"/>
    </style:style>
    <style:style style:name="T66" style:family="text">
      <style:text-properties officeooo:rsid="007e2a80"/>
    </style:style>
    <style:style style:name="T67" style:family="text">
      <style:text-properties officeooo:rsid="007e4f5b"/>
    </style:style>
    <style:style style:name="T68" style:family="text">
      <style:text-properties officeooo:rsid="007ee770"/>
    </style:style>
    <style:style style:name="T69" style:family="text">
      <style:text-properties officeooo:rsid="00804db8"/>
    </style:style>
    <style:style style:name="T70" style:family="text">
      <style:text-properties officeooo:rsid="00810e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apacité de production</text:h>
      <text:p text:style-name="P6"><text:span text:style-name="T2">Si une machine fabrique 12 petits gâteaux </text:span><text:span text:style-name="T4">par heure </text:span><text:span text:style-name="T2">(disons </text:span><text:span text:style-name="T9">deux petits fours côte à côte</text:span><text:span text:style-name="T2">)</text:span><text:span text:style-name="T3"> à 2$ chaque (+1$ pour le dépôt du pot)</text:span><text:span text:style-name="T5"> et coûte 50c à produire.</text:span></text:p>
      <text:p text:style-name="P1"/>
      <text:p text:style-name="P2">12*24 = 288</text:p>
      <text:p text:style-name="P3">288*1.5$ = 432$</text:p>
      <text:p text:style-name="P4">432$ * 365 = <text:span text:style-name="T6">157</text:span><text:span text:style-name="T7"> </text:span><text:span text:style-name="T6">680</text:span><text:span text:style-name="T7">$</text:span><text:span text:style-name="T8"> =&gt; MY GOD! C'EST MAGIQUE!</text:span></text:p>
      <text:p text:style-name="P13">Supposons qu'un client achète en moyenne 3 pots par achats.</text:p>
      <text:p text:style-name="P13">288 pots / 3 <text:span text:style-name="T29">pots par </text:span>clients == <text:span text:style-name="T23">96 clients par jour</text:span><text:span text:style-name="T24">, == 12 client par heure sur un</text:span></text:p>
      <text:p text:style-name="P15"><text:span text:style-name="T24">chiffre de 8h == </text:span><text:span text:style-name="T26">1 client par </text:span><text:span text:style-name="T25">5 min</text:span><text:span text:style-name="T27">s</text:span><text:span text:style-name="T26"> qui achète 3 pots en moyenne</text:span></text:p>
      <text:p text:style-name="P14">Validation:</text:p>
      <text:p text:style-name="P16"><text:span text:style-name="T28">1.5$*3pots*8h*</text:span><text:span text:style-name="T30">1</text:span><text:span text:style-name="T28">2</text:span><text:span text:style-name="T30">clients</text:span><text:span text:style-name="T28">/h*365 jours/année</text:span></text:p>
      <text:p text:style-name="P17"><text:span text:style-name="T31">96 clients par jour == </text:span>672 clients<text:span text:style-name="T32"> par semaine</text:span></text:p>
      <text:p text:style-name="P17"/>
      <text:p text:style-name="P25">Objectif: 1000$ de revenu par mois</text:p>
      <text:p text:style-name="P26">Supposons 1$ de profit par pots<text:span text:style-name="T50"> (coût: 50c, coût au marchand 1.50$, prix de vente du marchand: 2.00$</text:span></text:p>
      <text:p text:style-name="P29"><text:span text:style-name="T51">Pour le marchand, c'est un profit de 50c par pots, et ils n'ont rien à faire, on sauf facturer le client et maintenir l'inventaire.</text:span><text:span text:style-name="T52"> Supposons que tous les profits sont d'un </text:span><text:span text:style-name="T53">marchant</text:span><text:span text:style-name="T52">, le </text:span><text:span text:style-name="T53">marchant </text:span><text:span text:style-name="T54">a l'équivalent de</text:span><text:span text:style-name="T52"> 50% de mes profits.</text:span><text:span text:style-name="T55"> Donc 500$ de revenu par mois pour lui.</text:span></text:p>
      <text:p text:style-name="P29"/>
      <text:p text:style-name="P27">=&gt; 1000 pots par mois</text:p>
      <text:p text:style-name="P28">1000 pots / 30 <text:span text:style-name="T48">jours par mois == 33.33</text:span><text:span text:style-name="T49"> pots par jours</text:span></text:p>
      <text:p text:style-name="P61">à 3 pots en moyenne par client == 11.11 clients par jours</text:p>
      <text:p text:style-name="P61"/>
      <text:p text:style-name="P62"><text:span text:style-name="T66">Admettons que ma machine fait 2 pains à l'heure, c'est 48 pains par jours à 2.5$ de profit par pain c'est 120$ par jour.</text:span><text:span text:style-name="T69"> 120*365 = </text:span><text:bookmark text:name="cwos"/>43800<text:span text:style-name="T70">$</text:span><text:span text:style-name="T69">.</text:span><text:span text:style-name="T67"> C'est moins que les petits gâteaux parce que le pain prend plus de place dans le four.</text:span><text:span text:style-name="T68"> Je pourrais vendre du pain vraiment pas cher pour attirer les clients et quand ils viennent ils achètent une petite gâterie un peu plus cher.</text:span></text:p>
      <text:p text:style-name="P4"/>
      <text:p text:style-name="P5">Le facteur limitant est en fait la vente de produit<text:span text:style-name="T34">,</text:span><text:span text:style-name="T33"> pas</text:span> la production!!!</text:p>
      <text:h text:style-name="P36" text:outline-level="2"><text:span text:style-name="T1">P</text:span>oints de vente</text:h>
      <text:p text:style-name="P33">Prendre des commandes par internet (peut-être me faire un site shopify)<text:span text:style-name="T59">, vendre en ligne et faire des livraison à domicile pour des commandes de 20$ ou plus.</text:span><text:span text:style-name="T60"> (fin de semaine seulement</text:span><text:span text:style-name="T61"> au début pour utiliser le véhicule à Céline, aller livraison le matin la fin de semaine!</text:span><text:span text:style-name="T60">)</text:span></text:p>
      <text:p text:style-name="Standard"><text:span text:style-name="T47">Amis de la terre: </text:span>https://atestrie.com/categories</text:p>
      <text:p text:style-name="P23">Célestine café: (point de vente de la Lichée)</text:p>
      <text:p text:style-name="P24">Marché de la gare: <text:span text:style-name="T47">(point de vente de la Lichée)</text:span></text:p>
      <text:p text:style-name="P58">Tricot-thé serré: <text:span text:style-name="T47">(point de vente de la Lichée)</text:span></text:p>
      <text:p text:style-name="P58"/>
      <text:h text:style-name="P43" text:outline-level="2">Seulement vendre des produits que les gens ont goûtés</text:h>
      <text:p text:style-name="P59">Une idée de même: Les clients n'achètent seulement des trucs qu'ils ont goûtés. Finis d'être déçu! Avec un pinion sur rue je fais goûter les trucs avant de les vendre.<text:span text:style-name="T63"> Limite de 8 ou 10 par client.</text:span></text:p>
      <text:p text:style-name="P60"><text:soft-page-break/>Pour de la livraison à distance, premier rendez vous j'apporte des échantillons. Les autres fois les clients font des commandes <text:span text:style-name="T64">et peuvent choisir jusqu'à 5 échantillon et je leur laisse un pot échantillon.</text:span><text:span text:style-name="T65"> Peut-être inclus un pot échantillon à chaque fois.</text:span></text:p>
      <text:p text:style-name="Text_20_body"/>
      <text:h text:style-name="Heading_20_2" text:outline-level="2">Avantages</text:h>
      <text:p text:style-name="P7">- Au début, je peux compenser ce que la machine ne peut pas faire en le faisant moi-même</text:p>
      <text:p text:style-name="P8"><text:span text:style-name="T10">- </text:span><text:span text:style-name="T13">D</text:span><text:span text:style-name="T11">éjà avoir des clients</text:span></text:p>
      <text:p text:style-name="P9"><text:span text:style-name="T11">- </text:span><text:span text:style-name="T13">D</text:span><text:span text:style-name="T12">éjà avoir des revenus</text:span></text:p>
      <text:p text:style-name="P10">- Pas d'investisseurs qui prennent le contrôle</text:p>
      <text:p text:style-name="P10">- Pas <text:span text:style-name="T14">de temps d'attente de plusieurs années dans le doute à ne pas savoir si ça va fonctionne ou pas</text:span></text:p>
      <text:p text:style-name="P18">- Capacité de produire et de vendre une multitude de produits différents</text:p>
      <text:p text:style-name="P19">- Je peux vendre pendant 5 ans le temps de perfectionner mon équipement et ensuite je peux vendre les machines.</text:p>
      <text:p text:style-name="P56">- Permet de développer et des tester des recettes</text:p>
      <text:p text:style-name="P57">- Pas besoin de divulguer tout de suite mon inventions</text:p>
      <text:p text:style-name="P57">- Pas dépendant d'un brevet (pas de conflit juridique possible)</text:p>
      <text:h text:style-name="Heading_20_2" text:outline-level="2">Inconvénients</text:h>
      <text:p text:style-name="P11"><text:span text:style-name="T15">- Ce n'est pas ma force la vente </text:span><text:span text:style-name="T16">[</text:span><text:span text:style-name="T18">se </text:span><text:span text:style-name="T19">rappeler</text:span><text:span text:style-name="T17"> </text:span><text:span text:style-name="T15">can</text:span><text:span text:style-name="T18">ne</text:span><text:span text:style-name="T15"> de sirop d'érable :( </text:span><text:span text:style-name="T16">]</text:span></text:p>
      <text:p text:style-name="P12">- Moins de temps à développer ma machine (qui est ce que je veux vraiment)<text:span text:style-name="T20">, mais possibilité d'engagé un employé pour effectuer la vente.</text:span></text:p>
      <text:p text:style-name="P30">- Je vais devoir faire du porte à porte pour essayer de trouver des points de vente. Mais c'est pas si pire, je me présente là avec des dégustations!</text:p>
      <text:p text:style-name="P30"/>
      <text:h text:style-name="P37" text:outline-level="2">Réglementations</text:h>
      <text:p text:style-name="P31">Ce qui m'inquiète le plus ce sont les <text:span text:style-name="T56">réglementations.</text:span></text:p>
      <text:p text:style-name="P31"/>
      <text:h text:style-name="P38" text:outline-level="2">Meilleur avant</text:h>
      <text:p text:style-name="P32">Idéalement, je passe deux fois par semaine chez le marchand<text:span text:style-name="T57"> et idéalement le produit est bon 3 jours après </text:span><text:span text:style-name="T58">que le client l'achète. Donc idéalement, faire des produits qui sont bon une semaine de temps.</text:span></text:p>
      <text:p text:style-name="P32"/>
      <text:h text:style-name="P44" text:outline-level="2">Zéro-déchet</text:h>
      <text:p text:style-name="P35">Peut-être qu'il serait simple de vendre un produit emballé, mais ce n'est pas ce que je veux faire.<text:span text:style-name="T22"> Je veux </text:span></text:p>
      <text:p text:style-name="P12"/>
      <text:h text:style-name="Heading_20_2" text:outline-level="2">Épicerie zéro-déchet de produits transformés</text:h>
      <text:p text:style-name="P34">- Mais en premier <text:span text:style-name="T21">essayer d'approcher genre le silo.</text:span></text:p>
      <text:h text:style-name="P39" text:outline-level="2"><text:soft-page-break/>Utopie</text:h>
      <text:p text:style-name="P20">Un magasin zéro-déchet. Je vends des aliments en vrac =&gt; Revenus continus.<text:span text:style-name="T35"> </text:span><text:span text:style-name="T36">Je vends aussi sur place certains produits transformés, du prêt à manger.</text:span><text:span text:style-name="T37"> Il y aura toujours un marché pour le prêt à manger, même si t</text:span><text:span text:style-name="T38">out le monde</text:span><text:span text:style-name="T37"> a</text:span><text:span text:style-name="T38">urait</text:span><text:span text:style-name="T37"> une machine chez </text:span><text:span text:style-name="T39">so</text:span><text:span text:style-name="T37">i.</text:span><text:span text:style-name="T40"> Avoir des tables à manger et des chaises dans le magasin zéro-déchet.</text:span></text:p>
      <text:p text:style-name="P20"/>
      <text:h text:style-name="P40" text:outline-level="2">Recettes à vendre</text:h>
      <text:list xml:id="list472407044" text:style-name="L1">
        <text:list-header>
          <text:p text:style-name="P45"/>
        </text:list-header>
      </text:list>
      <text:p text:style-name="P21">F<text:span text:style-name="T41">IXME: Est-ce que c'est possible de </text:span><text:span text:style-name="T42">vendre ces recettes</text:span><text:span text:style-name="T43"> dans des contenants non-hermétique</text:span><text:span text:style-name="T44"> (contenants réutilisables)</text:span><text:span text:style-name="T42">?</text:span></text:p>
      <text:p text:style-name="P21"/>
      <text:p text:style-name="P21">Au début<text:span text:style-name="T45">, vendre seulement des produits qui se conservent à température pièce?</text:span></text:p>
      <text:list xml:id="list160102618963568" text:continue-numbering="true" text:style-name="L1">
        <text:list-item>
          <text:list>
            <text:list-header>
              <text:p text:style-name="P46"/>
            </text:list-header>
          </text:list>
        </text:list-item>
        <text:list-item>
          <text:p text:style-name="P47">Condiments</text:p>
          <text:list>
            <text:list-item>
              <text:p text:style-name="P47">Moutarde</text:p>
            </text:list-item>
            <text:list-item>
              <text:p text:style-name="P47">Ketchup</text:p>
            </text:list-item>
            <text:list-item>
              <text:p text:style-name="P47">Relish</text:p>
            </text:list-item>
          </text:list>
        </text:list-item>
        <text:list-item>
          <text:p text:style-name="P48">Desserts</text:p>
          <text:list>
            <text:list-item>
              <text:p text:style-name="P48">Crème brûlée</text:p>
            </text:list-item>
            <text:list-item>
              <text:p text:style-name="P49">Tarte au sucre: https://www.ricardocuisine.com/recettes/6075-tarte-au-sucre-en-pot</text:p>
            </text:list-item>
            <text:list-item>
              <text:p text:style-name="P50">Gâteau au chocolat</text:p>
            </text:list-item>
            <text:list-item>
              <text:p text:style-name="P51">Muffin aux framboises</text:p>
            </text:list-item>
            <text:list-item>
              <text:p text:style-name="P51">Muffin aux bleuets</text:p>
            </text:list-item>
            <text:list-item>
              <text:p text:style-name="P52">Gâteau aux carottes</text:p>
            </text:list-item>
          </text:list>
        </text:list-item>
        <text:list-item>
          <text:p text:style-name="P53">Caramels<text:span text:style-name="T46"> (La lichée)</text:span></text:p>
          <text:list>
            <text:list-item>
              <text:p text:style-name="P53">Caramel au beurre</text:p>
            </text:list-item>
            <text:list-item>
              <text:p text:style-name="P53">Caramel au café</text:p>
            </text:list-item>
            <text:list-item>
              <text:p text:style-name="P53">Caramel au café infusé à froid</text:p>
            </text:list-item>
            <text:list-item>
              <text:p text:style-name="P53">Caramel au chocolat</text:p>
            </text:list-item>
            <text:list-item>
              <text:p text:style-name="P53">Caramel au chocolat fleur de sel</text:p>
            </text:list-item>
            <text:list-item>
              <text:p text:style-name="P53">Caramel fleur de sel</text:p>
            </text:list-item>
            <text:list-item>
              <text:p text:style-name="P55">Caramel à l'érable</text:p>
            </text:list-item>
          </text:list>
        </text:list-item>
      </text:list>
      <text:p text:style-name="P63"><text:span text:style-name="T62"/></text:p>
      <text:h text:style-name="P42" text:outline-level="2">Espace cuisine</text:h>
      <text:p text:style-name="P64"/>
      <text:p text:style-name="P64">https://cvaestrie.com/services/espace-cuisine/</text:p>
      <text:p text:style-name="P64"/>
      <text:h text:style-name="P41" text:outline-level="2"><text:span text:style-name="T62">Recherche</text:span></text:h>
      <text:p text:style-name="P22"/>
      <text:p text:style-name="P22">https://www.mapaq.gouv.qc.ca/fr/Transformation/demarrageentreprises/Pages/demarrageentreprises.asp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8:42:38.316505313</meta:creation-date>
    <meta:generator>LibreOffice/6.4.6.2$Linux_X86_64 LibreOffice_project/40$Build-2</meta:generator>
    <dc:date>2021-03-24T16:01:01.844480443</dc:date>
    <meta:editing-duration>PT7H4M14S</meta:editing-duration>
    <meta:editing-cycles>131</meta:editing-cycles>
    <meta:document-statistic meta:table-count="0" meta:image-count="0" meta:object-count="0" meta:page-count="3" meta:paragraph-count="81" meta:word-count="896" meta:character-count="5136" meta:non-whitespace-character-count="4339"/>
  </office:meta>
</office:document-meta>
</file>